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1a7cb7" officeooo:paragraph-rsid="000416c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TGTAAAGCTGATGAGGGCAAAGCTTCCGAGTTTTGAGCCCAAATGAGTTTTAATGTATATATAATCATTTATTACGCTCTCATTAATCTCTAAATATCTCATTAAAGCTAACTCAAAACTCAAAACAATAGCATCTTGACTGGCATCAAAAGCTTCATTTAGTTTCTTTTCAATGTATCTCATTGTAGGTGCAAACCTACACAGAACAGCATGATGGAAACACGCCAACGTCTGCCCCGCCTTA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5:49.918266148</meta:creation-date>
    <dc:date>2019-03-29T15:56:13.301059749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251" meta:non-whitespace-character-count="251"/>
    <meta:generator>LibreOffice/6.1.4.2$Linux_X86_64 LibreOffice_project/10$Build-2</meta:generator>
  </office:meta>
</office:document-meta>
</file>